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375in" fo:margin-left="0.1708in" table:align="left"/>
    </style:style>
    <style:style style:name="Table1.A" style:family="table-column">
      <style:table-column-properties style:column-width="1.1667in"/>
    </style:style>
    <style:style style:name="Table1.B" style:family="table-column">
      <style:table-column-properties style:column-width="1.9375in"/>
    </style:style>
    <style:style style:name="Table1.D" style:family="table-column">
      <style:table-column-properties style:column-width="1.333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text-properties style:font-name="Arial" fo:font-weight="normal" style:font-weight-asian="normal" style:font-weight-complex="normal"/>
    </style:style>
    <style:style style:name="P6" style:family="paragraph" style:parent-style-name="Standard">
      <style:text-properties style:font-name="Arial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>
        <style:tab-stops>
          <style:tab-stop style:position="0.3in"/>
        </style:tab-stops>
      </style:paragraph-properties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style:font-name="Arial" fo:font-size="12pt" fo:font-style="normal" style:font-size-asian="12pt" style:font-style-asian="normal" style:font-size-complex="12pt" style:font-style-complex="normal"/>
    </style:style>
    <style:style style:name="P12" style:family="paragraph" style:parent-style-name="Standard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>
        <style:tab-stops>
          <style:tab-stop style:position="0.3in"/>
        </style:tab-stops>
      </style:paragraph-properties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Arial" fo:font-size="12pt" fo:font-weight="bold" style:font-size-asian="10.5pt" style:font-weight-asian="bold" style:font-size-complex="12pt" style:font-weight-complex="bold"/>
    </style:style>
    <style:style style:name="P15" style:family="paragraph" style:parent-style-name="Standard">
      <style:paragraph-properties>
        <style:tab-stops>
          <style:tab-stop style:position="0.3in"/>
        </style:tab-stops>
      </style:paragraph-properties>
      <style:text-properties style:font-name="Arial" fo:font-size="12pt" fo:font-weight="bold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7" style:family="paragraph" style:parent-style-name="Standard">
      <style:text-properties style:text-line-through-style="solid" style:font-name="Arial"/>
    </style:style>
    <style:style style:name="P18" style:family="paragraph" style:parent-style-name="Standard">
      <style:text-properties style:text-line-through-style="solid" style:font-name="Arial" fo:font-weight="bold" style:font-weight-asian="bold" style:font-weight-complex="bold"/>
    </style:style>
    <style:style style:name="P19" style:family="paragraph" style:parent-style-name="Standard">
      <style:text-properties style:text-line-through-style="solid" style:font-name="Arial" style:font-size-asian="10.5pt"/>
    </style:style>
    <style:style style:name="P20" style:family="paragraph" style:parent-style-name="Standard">
      <style:text-properties style:text-line-through-style="none" style:font-name="Arial"/>
    </style:style>
    <style:style style:name="P21" style:family="paragraph" style:parent-style-name="Standard">
      <style:text-properties style:text-line-through-style="none" style:font-name="Arial" style:font-size-asian="10.5pt"/>
    </style:style>
    <style:style style:name="P22" style:family="paragraph" style:parent-style-name="Standard">
      <style:paragraph-properties fo:break-before="page"/>
      <style:text-properties style:font-name="Arial"/>
    </style:style>
    <style:style style:name="P23" style:family="paragraph" style:parent-style-name="Standard">
      <style:paragraph-properties fo:break-before="page"/>
      <style:text-properties style:font-name="Arial" fo:font-weight="bold" style:font-weight-asian="bold" style:font-weight-complex="bold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Arial" fo:font-size="15pt" fo:font-weight="bold" style:font-size-asian="15pt" style:font-weight-asian="bold" style:font-size-complex="15pt" style:font-weight-complex="bold"/>
    </style:style>
    <style:style style:name="P25" style:family="paragraph" style:parent-style-name="Standard">
      <style:paragraph-properties fo:break-before="page"/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break-before="page"/>
      <style:text-properties style:font-name="Arial" fo:font-size="12pt" fo:font-weight="bold" style:font-size-asian="10.5pt" style:font-weight-asian="bold" style:font-size-complex="12pt" style:font-weight-complex="bold"/>
    </style:style>
    <style:style style:name="P27" style:family="paragraph" style:parent-style-name="Table_20_Contents">
      <style:text-properties style:font-name="Arial"/>
    </style:style>
    <style:style style:name="P28" style:family="paragraph" style:parent-style-name="Standard">
      <style:paragraph-properties fo:margin-left="0.5in" fo:margin-right="0in" fo:text-indent="0in" style:auto-text-indent="false">
        <style:tab-stops>
          <style:tab-stop style:position="1.5in"/>
          <style:tab-stop style:position="3.3in"/>
        </style:tab-stops>
      </style:paragraph-properties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margin-left="0.5in" fo:margin-right="0in" fo:text-indent="0in" style:auto-text-indent="false">
        <style:tab-stops/>
      </style:paragraph-properties>
      <style:text-properties style:font-name="Arial" fo:font-size="12pt" fo:font-style="normal" style:font-size-asian="12pt" style:font-style-asian="normal" style:font-size-complex="12pt" style:font-style-complex="normal"/>
    </style:style>
    <style:style style:name="P30" style:family="paragraph" style:parent-style-name="Standard" style:master-page-name="Landscape">
      <style:paragraph-properties style:page-number="auto" fo:break-before="page">
        <style:tab-stops>
          <style:tab-stop style:position="0.3in"/>
        </style:tab-stops>
      </style:paragraph-properties>
      <style:text-properties style:font-name="Arial" fo:font-size="12pt" fo:font-weight="bold" style:font-size-asian="10.5pt" style:font-weight-asian="bold" style:font-size-complex="12pt" style:font-weight-complex="bold"/>
    </style:style>
    <style:style style:name="P31" style:family="paragraph" style:parent-style-name="Standard">
      <style:text-properties style:font-name="Arial" fo:font-weight="normal" style:font-weight-asian="normal" style:font-weight-complex="normal"/>
    </style:style>
    <style:style style:name="P3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text-line-through-style="none" fo:font-weight="normal" style:font-size-asian="10.5pt"/>
    </style:style>
    <style:style style:name="T5" style:family="text">
      <style:text-properties style:text-line-through-style="none" fo:font-size="9pt" fo:font-weight="normal" style:font-size-asian="9pt" style:font-weight-asian="normal" style:font-size-complex="9pt" style:font-weight-complex="normal"/>
    </style:style>
    <style:style style:name="T6" style:family="text">
      <style:text-properties style:text-line-through-style="none"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text-line-through-style="none" fo:font-size="10pt" fo:font-weight="normal" style:font-size-asian="10pt" style:font-size-complex="10pt"/>
    </style:style>
    <style:style style:name="T8" style:family="text">
      <style:text-properties style:text-line-through-style="none" fo:font-weight="bold" style:font-size-asian="10.5pt" style:font-weight-asian="bold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color="#800000"/>
    </style:style>
    <style:style style:name="T14" style:family="text">
      <style:text-properties fo:color="#800000" fo:font-size="9pt" style:font-size-asian="9pt" style:font-size-complex="9pt"/>
    </style:style>
    <style:style style:name="gr1" style:family="graphic">
      <style:graphic-properties svg:stroke-color="#000000" draw:fill-color="#ffffff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textarea-horizontal-align="center" draw:textarea-vertical-align="middle" style:run-through="foreground"/>
    </style:style>
    <style:style style:name="gr5" style:family="graphic">
      <style:graphic-properties svg:stroke-width="0.0201in" svg:stroke-color="#800000" draw:marker-start-width="0.1701in" draw:marker-end-width="0.1701in" draw:textarea-horizontal-align="center" draw:textarea-vertical-align="middle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201in" svg:stroke-color="#800000" draw:marker-start-width="0.1701in" draw:marker-end-width="0.1701in" draw:fill-color="#ffffff" draw:textarea-horizontal-align="center" draw:textarea-vertical-align="middle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201in" svg:stroke-color="#800000" draw:marker-start-width="0.1701in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201in" svg:stroke-color="#800000" draw:marker-start-width="0.1701in" draw:marker-end-width="0.1701in" draw:textarea-horizontal-align="center" draw:textarea-vertical-align="middle" fo:padding-top="0.0098in" fo:padding-bottom="0.0098in" fo:padding-left="0.0098in" fo:padding-right="0.0098in" style:run-through="foreground"/>
    </style:style>
    <style:style style:name="gr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PSC 240 <text:s/>Assignment 5</text:p>
      <text:p text:style-name="P3">Statistics</text:p>
      <text:p text:style-name="P16">Updated March 27, 2014</text:p>
      <text:p text:style-name="P1"/>
      <text:p text:style-name="P1"/>
      <text:p text:style-name="P2">Introduction</text:p>
      <text:p text:style-name="P1"/>
      <text:p text:style-name="P1">In a sense this assignment is a continuation of Assignment 4. <text:s/>A very important concept in building software driven systems is modularization. <text:s/>The concept is so important that two entire assignments of this semester focus on integrating modular components of a system.</text:p>
      <text:p text:style-name="P1"/>
      <text:p text:style-name="P1"/>
      <text:p text:style-name="P2">What you will learn or experience</text:p>
      <text:p text:style-name="P1"/>
      <text:p text:style-name="P1">1. <text:s/>Scaling up an existing system without modification of the existing modules.</text:p>
      <text:p text:style-name="P1">2. <text:s/>Software reuse such as quicksort.</text:p>
      <text:p text:style-name="P1">3. <text:s/>The linker has no knowledge of the specific language of the source code.</text:p>
      <text:p text:style-name="P1">4. <text:s/>How to change one module (swap) from one language (C++) to another language (X86) and have no side effects on other modules in the system.</text:p>
      <text:p text:style-name="P1">5. <text:s/>Review of simple formulas from the statistics class (Math 338).</text:p>
      <text:p text:style-name="P1"/>
      <text:p text:style-name="P1"/>
      <text:p text:style-name="P2">Requirements</text:p>
      <text:p text:style-name="P1"/>
      <text:p text:style-name="P1">Make a software system that will input user data and output certain statistical values computed from those data. <text:s/>To understand the requirements better see a typical dialogue in the following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[“Data” is a plural noun: that's why we say “those data”; we do not say “that data”.]</text:p>
      <text:p text:style-name="P23">Sample Session</text:p>
      <text:p text:style-name="P1"/>
      <text:p text:style-name="P1">Welcome to Basic Statistics by Benjamin Franklin</text:p>
      <text:p text:style-name="P1">This is Assignment 5 of CPSC 240.</text:p>
      <text:p text:style-name="P1">Please enter the data of your sample set one value at a time.</text:p>
      <text:p text:style-name="P1">Do you have numbers to enter (Y or N)? <text:s/>Y</text:p>
      <text:p text:style-name="P1">Enter number: <text:s/>8.5</text:p>
      <text:p text:style-name="P1">Do you have numbers to enter (Y or N)? <text:s/>Y</text:p>
      <text:p text:style-name="P1">Enter number: <text:s/>2.7</text:p>
      <text:p text:style-name="P1">Do you have numbers to enter (Y or N)? <text:s/>Y</text:p>
      <text:p text:style-name="P1">Enter number: <text:s/>5.6</text:p>
      <text:p text:style-name="P1">Do you have numbers to enter (Y or N)? <text:s/>Y</text:p>
      <text:p text:style-name="P1">Enter number: <text:s/>3.1</text:p>
      <text:p text:style-name="P1">Do you have numbers to enter (Y or N)? <text:s/>N</text:p>
      <text:p text:style-name="P1">Those inputs produced these statistics.</text:p>
      <text:p text:style-name="P1"/>
      <text:p text:style-name="P1">Geometric length is: <text:s text:c="2"/>3.766666666</text:p>
      <text:p text:style-name="P1">Arithmetic mean is: <text:s text:c="3"/>2.888888888</text:p>
      <text:p text:style-name="P1">Harmonic means is: <text:s text:c="2"/>2.055555555</text:p>
      <text:p text:style-name="P1"/>
      <text:p text:style-name="P1">The data have been sorted as follows:</text:p>
      <text:p text:style-name="P1">2.7</text:p>
      <text:p text:style-name="P1">3.1</text:p>
      <text:p text:style-name="P1">5.6</text:p>
      <text:p text:style-name="P1">8.5</text:p>
      <text:p text:style-name="P1">The median value is: 4.449999999</text:p>
      <text:p text:style-name="P1"/>
      <text:p text:style-name="P1">Comeback again and enjoy more statistics. <text:s/>The median will be sent back to the driver.</text:p>
      <text:p text:style-name="P1">The driver received this number: <text:s/>4.449999999.</text:p>
      <text:p text:style-name="P1">Now the driver will return control to the operating system.</text:p>
      <text:p text:style-name="P1"/>
      <text:p text:style-name="P1">End of sample session</text:p>
      <text:p text:style-name="P1"/>
      <text:p text:style-name="P1"/>
      <text:p text:style-name="P1"/>
      <text:p text:style-name="P1"/>
      <text:p text:style-name="P1"/>
      <text:p text:style-name="P1"/>
      <text:p text:style-name="P1">Obviously, the results shown above are not mathematically accurate. <text:s/>The sample is intended to shows only the appearance of a typical dialogue session.</text:p>
      <text:p text:style-name="P24">Summary of modules</text:p>
      <text:p text:style-name="P1"/>
      <text:p text:style-name="P2">driver (C or C++)</text:p>
      <text:p text:style-name="P1"/>
      <text:p text:style-name="P1">The driver program outputs the welcome message, calls on the main assembly to do the real work, and outputs a concluding message. <text:s text:c="2"/>The driver module will be almost the same in every assignment of this course.</text:p>
      <text:p text:style-name="P1"/>
      <text:p text:style-name="P1"/>
      <text:p text:style-name="P2">main assembly (asm)</text:p>
      <text:p text:style-name="P1"/>
      <text:p text:style-name="P1">All the arrays needed by the system are declared here. <text:s/>The principal work of this module is to call others. <text:s/>This module does do one small piece of work, namely: it performs a single division in order to compute standard deviation. <text:s/>Notice that there is no subprogram that computes standard deviation.</text:p>
      <text:p text:style-name="P1"/>
      <text:p text:style-name="P1"/>
      <text:p text:style-name="P2">inputarray (asm)</text:p>
      <text:p text:style-name="P1"/>
      <text:p text:style-name="P1">This is the same as the previous assignment. <text:s/>It is time to re-use software.</text:p>
      <text:p text:style-name="P1"/>
      <text:p text:style-name="P1"/>
      <text:p text:style-name="P2">reciprocalarray (asm)</text:p>
      <text:p text:style-name="P1"/>
      <text:p text:style-name="P1">Reuse the subprogram from the previous assignment. <text:s/>Reusing software is good software engineering.</text:p>
      <text:p text:style-name="P1"/>
      <text:p text:style-name="P1"/>
      <text:p text:style-name="P2">harmonicmean (asm)</text:p>
      <text:p text:style-name="P1"/>
      <text:p text:style-name="P1">This subprogram receives an array and its size. <text:s/>The subprogram computes the harmonic means and returns this one number to the caller. <text:s/>This subprogram does not input any data from standard input device nor output any messages.</text:p>
      <text:p text:style-name="P1"/>
      <text:p text:style-name="P1"/>
      <text:p text:style-name="P18">computevariance (asm)<text:span text:style-name="T4"> </text:span><text:span text:style-name="T7"><text:s/>Has been deleted.</text:span></text:p>
      <text:p text:style-name="P20"/>
      <text:p text:style-name="P17">This subprogram receives an array and its size. <text:s/>This program compute the statistical variance and return that one number to the caller. <text:s/>This subprogram does not input any data from the standard input device nor output any messages.</text:p>
      <text:p text:style-name="P1"/>
      <text:p text:style-name="P1">If you want to program more go ahead and add the variance subprogram to this assignment. <text:s/>If anyone does the variance correctly you'll receive 1 free bonus point. <text:s/>Your potential score is 21 out 20.</text:p>
      <text:p text:style-name="P1"/>
      <text:p text:style-name="P2"/>
      <text:p text:style-name="P2"/>
      <text:p text:style-name="P23">quicksort (C or C++)</text:p>
      <text:p text:style-name="P1"/>
      <text:p text:style-name="P1">Obtain this module from a public source</text:p>
      <text:p text:style-name="P1"/>
      <text:p text:style-name="P1"/>
      <text:p text:style-name="P2">recursivequick (C or C++)</text:p>
      <text:p text:style-name="P1"/>
      <text:p text:style-name="P1">Obtain this module from a public source</text:p>
      <text:p text:style-name="P1"/>
      <text:p text:style-name="P1"/>
      <text:p text:style-name="P2">partition (C or C++)</text:p>
      <text:p text:style-name="P1"/>
      <text:p text:style-name="P1">Obtain this module from a public source</text:p>
      <text:p text:style-name="P1"/>
      <text:p text:style-name="P1"/>
      <text:p text:style-name="P2">swap (asm)</text:p>
      <text:p text:style-name="P1"/>
      <text:p text:style-name="P1">This module receives an array and two indices. <text:s/>The module exchanges the data in the array at the positions of the two indices. <text:s/>The array remains permanently modified after this module returns.</text:p>
      <text:p text:style-name="P1"/>
      <text:p text:style-name="P1">The professor recommends that this swap be first implemented in C or C++. <text:s/>It is available in books; you do not have to invent it. <text:s/>After quicksort works correctly then replace the C++ version of swap with an assembly version that does the same thing.</text:p>
      <text:p text:style-name="P1"/>
      <text:p text:style-name="P1"/>
      <text:p text:style-name="P2">computemedian (C or C++)</text:p>
      <text:p text:style-name="P1"/>
      <text:p text:style-name="P1">This module receives an array and its size. <text:s/>The module finds the median and returns that number to the caller. <text:s/>This modules produces no output</text:p>
      <text:p text:style-name="P1"/>
      <text:p text:style-name="P1"/>
      <text:p text:style-name="P1">End of list of modules and functions</text:p>
      <text:p text:style-name="P1"/>
      <text:p text:style-name="P1"/>
      <text:p text:style-name="P1"/>
      <text:p text:style-name="P1"/>
      <text:p text:style-name="P1"/>
      <text:p text:style-name="P2">Reuse software whenever possible</text:p>
      <text:p text:style-name="P1"/>
      <text:p text:style-name="P1">Many students in this class completed a previous course in C++ using the book “C++ Programming by Malik. <text:s/>I looked in the Fourth Edition of that book for quicksort, and it was given in four modules beginning with quicksort, which called recursivequick, which called partition, which eventually called swap.</text:p>
      <text:p text:style-name="P1"/>
      <text:p text:style-name="P1">For this assignment do not re-invent quicksort. <text:s/>Copy the program from a public source. <text:s/>The first three functions, quick, recursivequick, and partition should be reused. <text:s/>Clean up those functions. <text:s/>Give them good comments. <text:s/>Remove the templates because all of our data have type double. <text:s/>You may use the word 'double' directly in your C++ programs. <text:s/>The function <text:soft-page-break/>swap is given in C++ in books that discuss quicksort. <text:s/>For this assignment you have to translate the C++ version of swap found in books to an X86 version.</text:p>
      <text:p text:style-name="P1"/>
      <text:p text:style-name="P1"/>
      <text:p text:style-name="P1"><text:span text:style-name="T8">Standard deviation module unnecessary</text:span><text:span text:style-name="T5"> </text:span><text:span text:style-name="T6">[Has been deleted from the requirements]</text:span></text:p>
      <text:p text:style-name="P21"/>
      <text:p text:style-name="P19">One module is not in the list of modules because it is simply unnecessary. <text:s/>That module is “standarddeviation”. <text:s/>Standard deviation is computed by the main assembly program. <text:s/>To compute standard deviation you simply compute one square root and you're done. <text:s/>There is no need to set up an entire subprogram to compute one square root.</text:p>
      <text:p text:style-name="P8"/>
      <text:p text:style-name="P8"/>
      <text:p text:style-name="P6">Parameter passing</text:p>
      <text:p text:style-name="P8"/>
      <text:p text:style-name="P8">There are rules that apply to parameter passing independent of the language. <text:s/>These rules have been covered in the lecture. <text:s/>One of the key rules is re-stated here.</text:p>
      <text:p text:style-name="P8"/>
      <text:p text:style-name="P8">All functions in C and C++ return one value (except void functions). <text:s/>That one value must be in rax if the value is a long and it must be in xmm0 if the value is a double. <text:s/>There are no exceptions. <text:s/>The compilers for C and C++ already implement this rule very accurately. <text:s/>Your software has to do the same.</text:p>
      <text:p text:style-name="P8"/>
      <text:p text:style-name="P8"/>
      <text:p text:style-name="P8">When I was reading homework recently I sew assembly modules passing back the counted size of the array in registers rsi, r10, rbx and so on. <text:s/>That is simply wrong. <text:s/>The whole module is not worth printing because no body else in the world can use. <text:s/>It cannot be linked into anyone's system. <text:s/>It is simply proprietary junk software. <text:s/>Do not turn it in as homework.</text:p>
      <text:p text:style-name="P8"/>
      <text:p text:style-name="P8"/>
      <text:p text:style-name="P6">Conditions for use of a subprogram</text:p>
      <text:p text:style-name="P8"/>
      <text:p text:style-name="P8">Each software module resides in its own file. <text:s/>In each file place the standard software header as you've done in the previous assignments of this course. <text:s/>Following the standard header place the preconditions followed by the post conditions. <text:s/>The preconditions state what must be true before the module is called. <text:s/>The postconditions state what will be true (for the caller's benefit) after the module returns control to the caller.</text:p>
      <text:p text:style-name="P8"/>
      <text:p text:style-name="P12"/>
      <text:p text:style-name="P14">Evaluating an Assignment.</text:p>
      <text:p text:style-name="P12"/>
      <text:p text:style-name="P12">Here is an outline of the key points used in evaluating your software.</text:p>
      <text:p text:style-name="P12"/>
      <text:p text:style-name="P12">1. <text:s/>The standard header in located at the beginning of each source file. <text:s/>The standard header file has to be accurate. <text:s/>Dozens of sloppy programs were submitted that computed e<text:span text:style-name="T3">x</text:span>, but the header said that the program computes areas of triangles. <text:s/>That is the ultimate sloppiness. <text:s/>That is too unprofessional for a serious computer science major.</text:p>
      <text:p text:style-name="P12"/>
      <text:p text:style-name="P12">2. <text:s/>Following the standard header and immediately before the active source code begins the place for the conditions. <text:s/>The conditions have to match the module they're describing. <text:s/>That <text:soft-page-break/>means if the reader is looking at harmonicmean then the conditions there match harmonicmean – not outputarray.</text:p>
      <text:p text:style-name="P12"/>
      <text:p text:style-name="P12">3. <text:s/>The right side comments must be left margin aligned at a fixed column. <text:s/>Do not submit hardcopy where the margin forms a ragged left edge. <text:s/>I suggest starting all comments in column 61, but you can pick another nearby column if you wish. <text:s/>When I put a ruler along the left margin of the comments if they don't line up in a straight line then I don't any of the packet.</text:p>
      <text:p text:style-name="P12"/>
      <text:p text:style-name="P12">4. <text:s/>Don't leave any gaps in the story. <text:s/>When your program is evaluated the left side of the page is covered with a white sheet of paper and the comments are read. <text:s text:c="2"/>If there is a big gap of a few inches of vertical white space then your story line is deficient and the packet receives a lower score. <text:s/>What is the obvious fact here? <text:s/>Your executable source code is not read. <text:s/>Only your comments gain points; therefore, make the comments tell the story.</text:p>
      <text:p text:style-name="P12"/>
      <text:p text:style-name="P12">5. <text:s/>Avoid the ridiculous comments. <text:s/>This kind of stuff is turned in all the time:</text:p>
      <text:p text:style-name="P12"/>
      <text:p text:style-name="P12"><text:tab/>mov rcx, 0<text:tab/><text:tab/>;move a zero to rcx</text:p>
      <text:p text:style-name="P12"/>
      <text:p text:style-name="P12">Obviously, a programmer from the School of Ancient Phoenician Literature wrote that comment. <text:s/>No one from Computer Science could be that defective.</text:p>
      <text:p text:style-name="P12"/>
      <text:p text:style-name="P12">6. <text:s/>Back up all the data that are used in a module. <text:s/>You don't have to back up all known registers unless you want to do that. <text:s/>The requirement is that you back up every register (both float and integer) that is used explicitly in the subprogram. <text:s/>In addition, back up rflags and rbp because they are used implicitly in every subprogram. <text:s/>For example, every time you perform an arithmetic operation one bit in the rflags register is updated. <text:s/>You want to send rflags back to the caller with the original data rflags held when the subprogram was called.</text:p>
      <text:p text:style-name="P12"/>
      <text:p text:style-name="P12">7. <text:s/>The total points of an assignment are always awarded according to 50% for good appearance of source code and 50% for readable and correct outcome. <text:s/>Yes, output is checked for mathematical correctness.</text:p>
      <text:p text:style-name="P12"/>
      <text:p text:style-name="P12">8. <text:s/>In assembly programming we do not have “meaningful names” to give to “variables”. <text:s/>Our variables have nonsense name like rbx, rsi, ymm5, etc. <text:s/>Therefore, you as programmer must designate the role of each such variable. <text:s/>In the area immediately following the conditions state the assigned role of each variable in the subprogram.</text:p>
      <text:p text:style-name="P12"/>
      <text:p text:style-name="P28">Sales tax rate:<text:tab/>xmm9[63-0]<text:tab/>constant</text:p>
      <text:p text:style-name="P28">Price of car<text:tab/>xmm3[127-64]<text:tab/>variable</text:p>
      <text:p text:style-name="P28">Dealer prep fee<text:tab/>xmm3[63-0]<text:tab/>constant</text:p>
      <text:p text:style-name="P28">Number of doors<text:tab/>r13<text:tab/>variable</text:p>
      <text:p text:style-name="P28">Engine size (cc)<text:tab/>r14<text:tab/>variable</text:p>
      <text:p text:style-name="P12"/>
      <text:p text:style-name="P12">9. <text:s/>Do your own program. <text:s/>It looks awfully bad when one or more modules carry the name of someone else in the class as author. <text:s/>Even freshmen know that when you plagiarize someone else's program you have the replace the real author's name with the pirate's name.</text:p>
      <text:p text:style-name="P12"/>
      <text:p text:style-name="P26">Footnotes about AVX notation.</text:p>
      <text:p text:style-name="P12"/>
      <text:p text:style-name="P12">Intel programmer manuals use the notation </text:p>
      <text:p text:style-name="P12"/>
      <text:p text:style-name="P12">xmm12[127-64] <text:s text:c="2"/>xmm12[63-0]</text:p>
      <text:p text:style-name="P12"/>
      <text:p text:style-name="P12">to designate the two 64-bit-components inside of xmm12. <text:s/>Also, the manual uses the notation </text:p>
      <text:p text:style-name="P12"/>
      <text:p text:style-name="P12">ymm10[255-192] <text:s text:c="2"/>ymm10[191-128] <text:s text:c="3"/>ymm10[127-64] <text:s text:c="3"/>ymm10[63-0]</text:p>
      <text:p text:style-name="P12"/>
      <text:p text:style-name="P12">to designate the four 64-bit components inside of ymm10.</text:p>
      <text:p text:style-name="P12"/>
      <text:p text:style-name="P12"/>
      <text:p text:style-name="P12"/>
      <text:p text:style-name="P12"/>
      <text:p text:style-name="P12">Also, the Intel programmer manuals refer to the r-type registers as GPR's, which are general purpose registers. <text:s/>Previously, I referred to them as “integer registers” because those are the only places where one can do integer arithmetic. <text:s/>However, Intel seems to prefer the term GPR.</text:p>
      <text:p text:style-name="P30"><draw:rect text:anchor-type="paragraph" draw:z-index="1" draw:style-name="gr1" draw:text-style-name="P32" svg:width="1.4169in" svg:height="0.563in" svg:x="3.9984in" svg:y="1.1965in"><text:p text:style-name="P32">Main</text:p><text:p text:style-name="P32"><text:span text:style-name="T10"/></text:p><text:p text:style-name="P32"><text:span text:style-name="T10"><text:s text:c="41"/></text:span><text:span text:style-name="T11">Asm</text:span></text:p></draw:rect><draw:rect text:anchor-type="paragraph" draw:z-index="2" draw:style-name="gr1" draw:text-style-name="P32" svg:width="1.2713in" svg:height="0.6567in" svg:x="0.6339in" svg:y="2.4362in"><text:p text:style-name="P32">inputarray</text:p><text:p text:style-name="P32"><text:span text:style-name="T10"/></text:p><text:p text:style-name="P32"><text:span text:style-name="T10"><text:s text:c="41"/></text:span><text:span text:style-name="T11">Asm</text:span></text:p></draw:rect><draw:rect text:anchor-type="paragraph" draw:z-index="3" draw:style-name="gr1" draw:text-style-name="P32" svg:width="1.2713in" svg:height="0.6567in" svg:x="2.3319in" svg:y="2.4339in"><text:p text:style-name="P32">computemean</text:p><text:p text:style-name="P32"><text:span text:style-name="T10"/></text:p><text:p text:style-name="P32"><text:span text:style-name="T10"><text:s text:c="31"/></text:span><text:span text:style-name="T11">C or C++</text:span></text:p></draw:rect><draw:rect text:anchor-type="paragraph" draw:z-index="4" draw:style-name="gr1" draw:text-style-name="P32" svg:width="1.2713in" svg:height="0.6567in" svg:x="3.9673in" svg:y="2.4319in"><text:p text:style-name="P32">computelength</text:p><text:p text:style-name="P32"><text:span text:style-name="T10"/></text:p><text:p text:style-name="P32"><text:span text:style-name="T10"><text:s text:c="31"/></text:span><text:span text:style-name="T11">C or C++</text:span></text:p></draw:rect><draw:rect text:anchor-type="paragraph" draw:z-index="8" draw:style-name="gr1" draw:text-style-name="P32" svg:width="1.2713in" svg:height="0.6567in" svg:x="7.5402in" svg:y="2.422in"><text:p text:style-name="P32">outputarray</text:p><text:p text:style-name="P32"><text:span text:style-name="T10"/></text:p><text:p text:style-name="P32"><text:span text:style-name="T10"><text:s text:c="41"/></text:span><text:span text:style-name="T11">Asm</text:span></text:p></draw:rect><draw:line text:anchor-type="paragraph" draw:z-index="10" draw:style-name="gr2" draw:text-style-name="P32" svg:x1="1.3205in" svg:y1="2.1445in" svg:x2="8.1957in" svg:y2="2.1236in"><text:p/></draw:line><draw:line text:anchor-type="paragraph" draw:z-index="11" draw:style-name="gr2" draw:text-style-name="P32" svg:x1="4.7382in" svg:y1="1.7594in" svg:x2="4.7382in" svg:y2="2.124in"><text:p/></draw:line><draw:line text:anchor-type="paragraph" draw:z-index="12" draw:style-name="gr2" draw:text-style-name="P32" svg:x1="1.3205in" svg:y1="2.1449in" svg:x2="1.3307in" svg:y2="2.4366in"><text:p/></draw:line><draw:line text:anchor-type="paragraph" draw:z-index="13" draw:style-name="gr2" draw:text-style-name="P32" svg:x1="3.0091in" svg:y1="2.1236in" svg:x2="3.0091in" svg:y2="2.4339in"><text:p/></draw:line><draw:line text:anchor-type="paragraph" draw:z-index="14" draw:style-name="gr2" draw:text-style-name="P32" svg:x1="4.7382in" svg:y1="2.1449in" svg:x2="4.7382in" svg:y2="2.4323in"><text:p/></draw:line><draw:line text:anchor-type="paragraph" draw:z-index="15" draw:style-name="gr2" draw:text-style-name="P32" svg:x1="3.2173in" svg:y1="3.0902in" svg:x2="3.2173in" svg:y2="3.8047in"><text:p/></draw:line><draw:line text:anchor-type="paragraph" draw:z-index="17" draw:style-name="gr2" draw:text-style-name="P32" svg:x1="5.1118in" svg:y1="3.0819in" svg:x2="5.1118in" svg:y2="3.7717in"><text:p/></draw:line><draw:line text:anchor-type="paragraph" draw:z-index="18" draw:style-name="gr2" draw:text-style-name="P32" svg:x1="8.1965in" svg:y1="2.1236in" svg:x2="8.1965in" svg:y2="2.422in"><text:p/></draw:line><draw:line text:anchor-type="paragraph" draw:z-index="19" draw:style-name="gr5" draw:text-style-name="P32" svg:x1="6.4882in" svg:y1="2.1236in" svg:x2="6.4984in" svg:y2="2.4256in"><text:p/></draw:line>The Calling Hierarchy of Modules</text:p>
      <text:p text:style-name="P15"/>
      <text:p text:style-name="P13"><draw:rect text:anchor-type="paragraph" draw:z-index="0" draw:style-name="gr1" draw:text-style-name="P32" svg:width="1.3752in" svg:height="0.4898in" svg:x="4.0299in" svg:y="0.028in"><text:p text:style-name="P32"><text:span text:style-name="T9">Driver</text:span></text:p><text:p text:style-name="P32"><text:span text:style-name="T10"/></text:p><text:p text:style-name="P32"><text:span text:style-name="T10"><text:s text:c="35"/></text:span><text:span text:style-name="T11">C or C++</text:span></text:p></draw:rect></text:p>
      <text:p text:style-name="P13"/>
      <text:p text:style-name="P13"><draw:line text:anchor-type="paragraph" draw:z-index="9" draw:style-name="gr2" draw:text-style-name="P32" svg:x1="4.7161in" svg:y1="0.1291in" svg:x2="4.7161in" svg:y2="0.4299in"><text:p/></draw:line></text:p>
      <text:p text:style-name="P13"/>
      <text:p text:style-name="P13"/>
      <text:p text:style-name="P13"/>
      <text:p text:style-name="P13"/>
      <text:p text:style-name="P13"/>
      <text:p text:style-name="P13"/>
      <text:p text:style-name="P13"><draw:line text:anchor-type="paragraph" draw:z-index="28" draw:style-name="gr7" draw:text-style-name="P32" svg:x1="2.0925in" svg:y1="0.0362in" svg:x2="2.1134in" svg:y2="1.7201in"><text:p/></draw:line><draw:line text:anchor-type="paragraph" draw:z-index="30" draw:style-name="gr7" draw:text-style-name="P32" svg:x1="7.3008in" svg:y1="0.0154in" svg:x2="7.3217in" svg:y2="1.6492in"><text:p/></draw:line></text:p>
      <text:p text:style-name="P13"><draw:rect text:anchor-type="paragraph" draw:z-index="20" draw:style-name="gr6" draw:text-style-name="P32" svg:width="1.2713in" svg:height="0.6567in" svg:x="5.8008in" svg:y="0.1327in"><text:p text:style-name="P32"><text:span text:style-name="T13">harmonicmean</text:span></text:p><text:p text:style-name="P32"><text:span text:style-name="T10"/></text:p><text:p text:style-name="P32"><text:span text:style-name="T12"><text:s text:c="22"/></text:span><text:span text:style-name="T10"><text:s text:c="9"/></text:span><text:span text:style-name="T14">Asm</text:span></text:p></draw:rect></text:p>
      <text:p text:style-name="P13"/>
      <text:p text:style-name="P13"/>
      <text:p text:style-name="P13"/>
      <text:p text:style-name="P13"><draw:g text:anchor-type="paragraph" draw:z-index="16" draw:style-name="gr3"><draw:line draw:style-name="gr4" draw:text-style-name="P32" svg:x1="4.2173in" svg:y1="0.0217in" svg:x2="4.2173in" svg:y2="0.4114in"><text:p/></draw:line><draw:line draw:style-name="gr4" draw:text-style-name="P32" svg:x1="4.2165in" svg:y1="0.411in" svg:x2="3.5083in" svg:y2="0.4008in"><text:p/></draw:line><draw:line draw:style-name="gr4" draw:text-style-name="P32" svg:x1="3.5083in" svg:y1="0.4008in" svg:x2="3.5185in" svg:y2="0.7382in"><text:p/></draw:line></draw:g><draw:g text:anchor-type="paragraph" draw:z-index="23" draw:style-name="gr3"><draw:line draw:style-name="gr8" draw:text-style-name="P32" svg:x1="5.8854in" svg:y1="0.022in" svg:x2="5.8854in" svg:y2="0.515in"><text:p/></draw:line><draw:line draw:style-name="gr8" draw:text-style-name="P32" svg:x1="5.8843in" svg:y1="0.5146in" svg:x2="3.728in" svg:y2="0.5146in"><text:p/></draw:line><draw:line draw:style-name="gr8" draw:text-style-name="P32" svg:x1="3.728in" svg:y1="0.5146in" svg:x2="3.7382in" svg:y2="0.7374in"><text:p/></draw:line></draw:g><draw:line text:anchor-type="paragraph" draw:z-index="22" draw:style-name="gr7" draw:text-style-name="P32" svg:x1="6.1134in" svg:y1="0.022in" svg:x2="6.1236in" svg:y2="0.6819in"><text:p/></draw:line></text:p>
      <text:p text:style-name="P13"/>
      <text:p text:style-name="P13"/>
      <text:p text:style-name="P13"><draw:rect text:anchor-type="paragraph" draw:z-index="7" draw:style-name="gr1" draw:text-style-name="P32" svg:width="1.2713in" svg:height="0.6567in" svg:x="5.3319in" svg:y="0.1071in"><text:p text:style-name="P32">reciprocalarray</text:p><text:p text:style-name="P32"><text:span text:style-name="T10"/></text:p><text:p text:style-name="P32"><text:span text:style-name="T12">Vector Processing</text:span><text:span text:style-name="T10"> <text:s text:c="7"/></text:span><text:span text:style-name="T11">Asm</text:span></text:p></draw:rect><draw:rect text:anchor-type="paragraph" draw:z-index="6" draw:style-name="gr1" draw:text-style-name="P32" svg:width="1.2713in" svg:height="0.6567in" svg:x="3.9362in" svg:y="0.1299in"><text:p text:style-name="P32">squarearray</text:p><text:p text:style-name="P32"><text:span text:style-name="T10"/></text:p><text:p text:style-name="P32"><text:span text:style-name="T12">Vector Processing</text:span><text:span text:style-name="T10"> <text:s text:c="7"/></text:span><text:span text:style-name="T11">Asm</text:span></text:p></draw:rect><draw:rect text:anchor-type="paragraph" draw:z-index="21" draw:style-name="gr6" draw:text-style-name="P32" svg:width="1.2713in" svg:height="0.6567in" svg:x="1.1547in" svg:y="0.1866in"><text:p text:style-name="P32"><text:span text:style-name="T13">computemedian</text:span></text:p><text:p text:style-name="P32"><text:span text:style-name="T10"/></text:p><text:p text:style-name="P32"><text:span text:style-name="T12"><text:s text:c="22"/></text:span><text:span text:style-name="T10"><text:s text:c="5"/></text:span><text:span text:style-name="T14">C or C++</text:span></text:p></draw:rect><draw:rect text:anchor-type="paragraph" draw:z-index="5" draw:style-name="gr1" draw:text-style-name="P32" svg:width="1.2713in" svg:height="0.6567in" svg:x="2.561in" svg:y="0.1634in"><text:p text:style-name="P32">sumarray</text:p><text:p text:style-name="P32"><text:span text:style-name="T10"/></text:p><text:p text:style-name="P32"><text:span text:style-name="T10"><text:s text:c="41"/></text:span><text:span text:style-name="T11">Asm</text:span></text:p></draw:rect><draw:rect text:anchor-type="paragraph" draw:z-index="24" draw:style-name="gr6" draw:text-style-name="P32" svg:width="1.2713in" svg:height="0.6567in" svg:x="6.811in" svg:y="0.1161in"><text:p text:style-name="P32"><text:span text:style-name="T13">quicksort</text:span></text:p><text:p text:style-name="P32"><text:span text:style-name="T10"/></text:p><text:p text:style-name="P32"><text:span text:style-name="T12"><text:s text:c="22"/></text:span><text:span text:style-name="T10"><text:s text:c="6"/></text:span><text:span text:style-name="T14">C or C++</text:span></text:p></draw:rect></text:p>
      <text:p text:style-name="P13"/>
      <text:p text:style-name="P13"/>
      <text:p text:style-name="P13"/>
      <text:p text:style-name="P13"><draw:line text:anchor-type="paragraph" draw:z-index="31" draw:style-name="gr7" draw:text-style-name="P32" svg:x1="7.3634in" svg:y1="0.0055in" svg:x2="7.3634in" svg:y2="0.2181in"><text:p/></draw:line></text:p>
      <text:p text:style-name="P13"><draw:rect text:anchor-type="paragraph" draw:z-index="25" draw:style-name="gr6" draw:text-style-name="P32" svg:width="1.2713in" svg:height="0.6567in" svg:x="6.811in" svg:y="0.0264in"><text:p text:style-name="P32"><text:span text:style-name="T13">recursivequick</text:span></text:p><text:p text:style-name="P32"><text:span text:style-name="T10"/></text:p><text:p text:style-name="P32"><text:span text:style-name="T12"><text:s text:c="21"/></text:span><text:span text:style-name="T10"><text:s text:c="7"/></text:span><text:span text:style-name="T14">C or C++</text:span></text:p></draw:rect></text:p>
      <text:p text:style-name="P13"/>
      <text:p text:style-name="P13"/>
      <text:p text:style-name="P13"><draw:line text:anchor-type="paragraph" draw:z-index="32" draw:style-name="gr7" draw:text-style-name="P32" svg:x1="7.3736in" svg:y1="0.1075in" svg:x2="7.3736in" svg:y2="0.2512in"><text:p/></draw:line></text:p>
      <text:p text:style-name="P13"><draw:rect text:anchor-type="paragraph" draw:z-index="26" draw:style-name="gr6" draw:text-style-name="P32" svg:width="1.2713in" svg:height="0.6567in" svg:x="6.8319in" svg:y="0.0598in"><text:p text:style-name="P32"><text:span text:style-name="T13">partition</text:span></text:p><text:p text:style-name="P32"><text:span text:style-name="T10"/></text:p><text:p text:style-name="P32"><text:span text:style-name="T12"><text:s text:c="19"/></text:span><text:span text:style-name="T10"><text:s text:c="9"/></text:span><text:span text:style-name="T14">C or C++</text:span></text:p></draw:rect></text:p>
      <text:p text:style-name="P9"/>
      <text:p text:style-name="P8"><draw:rect text:anchor-type="paragraph" draw:z-index="27" draw:style-name="gr6" draw:text-style-name="P32" svg:width="1.2713in" svg:height="0.6567in" svg:x="6.8425in" svg:y="0.4929in"><text:p text:style-name="P32"><text:span text:style-name="T13">swap</text:span></text:p><text:p text:style-name="P32"><text:span text:style-name="T10"/></text:p><text:p text:style-name="P32"><text:span text:style-name="T12"><text:s text:c="22"/></text:span><text:span text:style-name="T10"><text:s text:c="9"/></text:span><text:span text:style-name="T14">Asm</text:span></text:p></draw:rect><draw:line text:anchor-type="paragraph" draw:z-index="33" draw:style-name="gr7" draw:text-style-name="P32" svg:x1="7.3945in" svg:y1="0.3327in" svg:x2="7.3945in" svg:y2="0.4929in"><text:p/></draw:line><draw:line text:anchor-type="paragraph" draw:z-index="29" draw:style-name="gr9" draw:text-style-name="P32" svg:x1="3.5193in" svg:y1="0.3008in" svg:x2="3.561in" svg:y2="0.3008in"><text:p/></draw:line>Modules introduced by this assignment</text:p>
      <text:p text:style-name="P8">are shown in red in the online version of</text:p>
      <text:p text:style-name="P8">this document.</text:p>
      <text:p text:style-name="P25">Test data</text:p>
      <text:p text:style-name="P10"/>
      <text:p text:style-name="P10">The plan is to use the test data from Assignment 4. <text:s/>Check back regularly to find any updates to that plan.</text:p>
      <text:p text:style-name="P10"/>
      <text:p text:style-name="P10"/>
      <text:p text:style-name="P7">Get credit for your work</text:p>
      <text:p text:style-name="P11"/>
      <text:p text:style-name="P11">Print these pages</text:p>
      <text:p text:style-name="P11"/>
      <text:p text:style-name="P11">1. <text:s/>Cover page as specified in the past</text:p>
      <text:p text:style-name="P11">2. <text:s/>The source code of the modules in landscape in the following order</text:p>
      <text:p text:style-name="P29">a. <text:s/>driver</text:p>
      <text:p text:style-name="P29">b. <text:s/>main assembly</text:p>
      <text:p text:style-name="P29">c. <text:s/>inputarray</text:p>
      <text:p text:style-name="P29">d. <text:s/>computemean</text:p>
      <text:p text:style-name="P29">e. <text:s/>computelength</text:p>
      <text:p text:style-name="P29">f. <text:s/>outputarray</text:p>
      <text:p text:style-name="P29">g. <text:s/>sumarray</text:p>
      <text:p text:style-name="P29">h. <text:s/>squarearray</text:p>
      <text:p text:style-name="P29">i. <text:s/>reciprocalarray</text:p>
      <text:p text:style-name="P29">j. <text:s/>computemedian</text:p>
      <text:p text:style-name="P29">k. <text:s/>harmonicmean</text:p>
      <text:p text:style-name="P29">l. <text:s/>quicksort</text:p>
      <text:p text:style-name="P29">m. <text:s/>recursivequick</text:p>
      <text:p text:style-name="P29">n. <text:s/>partition</text:p>
      <text:p text:style-name="P29">o. <text:s/>swap</text:p>
      <text:p text:style-name="P11">3. <text:s/>Output resulting from testing the system with the required test data.</text:p>
      <text:p text:style-name="P11">4. <text:s/>A directory listing showing the names and sizes of all files related to this assignment #5.</text:p>
      <text:p text:style-name="P11"/>
      <text:p text:style-name="P11">Assemble the documents in the order listed above. <text:s/>Bring the packet to class on the due date.</text:p>
      <text:p text:style-name="P1"/>
      <text:p text:style-name="P1"/>
      <text:p text:style-name="P2"/>
      <text:p text:style-name="P22"><text:span text:style-name="T1">Due date</text:span><text:span text:style-name="T2">: <text:s/>See table below.</text:span></text:p>
      <text:p text:style-name="P5"/>
      <text:p text:style-name="P5"/>
      <text:p text:style-name="P2">Important dates.</text:p>
      <text:p text:style-name="P5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27">Activity</text:p>
          </table:table-cell>
          <table:table-cell table:style-name="Table1.A1" office:value-type="string">
            <text:p text:style-name="P27">Saturday morning</text:p>
          </table:table-cell>
          <table:table-cell table:style-name="Table1.A1" office:value-type="string">
            <text:p text:style-name="P27">Tuesday before 2:30pm</text:p>
          </table:table-cell>
          <table:table-cell table:style-name="Table1.D1" office:value-type="string">
            <text:p text:style-name="P27">Subject</text:p>
          </table:table-cell>
        </table:table-row>
        <table:table-row>
          <table:table-cell table:style-name="Table1.A2" office:value-type="string">
            <text:p text:style-name="P27">Assignment 3</text:p>
          </table:table-cell>
          <table:table-cell table:style-name="Table1.A2" office:value-type="string">
            <text:p text:style-name="P27">Feb 22</text:p>
          </table:table-cell>
          <table:table-cell table:style-name="Table1.A2" office:value-type="string">
            <text:p text:style-name="P27">Feb 25</text:p>
          </table:table-cell>
          <table:table-cell table:style-name="Table1.D2" office:value-type="string">
            <text:p text:style-name="P27">e ^ x</text:p>
          </table:table-cell>
        </table:table-row>
        <table:table-row>
          <table:table-cell table:style-name="Table1.A2" office:value-type="string">
            <text:p text:style-name="P27">Midterm</text:p>
          </table:table-cell>
          <table:table-cell table:style-name="Table1.A2" office:value-type="string">
            <text:p text:style-name="P27">Mar 8</text:p>
          </table:table-cell>
          <table:table-cell table:style-name="Table1.A2" office:value-type="string">
            <text:p text:style-name="P27">Mar 11</text:p>
          </table:table-cell>
          <table:table-cell table:style-name="Table1.D2" office:value-type="string">
            <text:p text:style-name="P27">Math: 64 bits</text:p>
          </table:table-cell>
        </table:table-row>
        <table:table-row>
          <table:table-cell table:style-name="Table1.A2" office:value-type="string">
            <text:p text:style-name="P27">Assignment 4</text:p>
          </table:table-cell>
          <table:table-cell table:style-name="Table1.A2" office:value-type="string">
            <text:p text:style-name="P27">Mar 15</text:p>
          </table:table-cell>
          <table:table-cell table:style-name="Table1.A2" office:value-type="string">
            <text:p text:style-name="P27">Mar 18</text:p>
          </table:table-cell>
          <table:table-cell table:style-name="Table1.D2" office:value-type="string">
            <text:p text:style-name="P27">Subprograms</text:p>
          </table:table-cell>
        </table:table-row>
        <table:table-row>
          <table:table-cell table:style-name="Table1.A2" office:value-type="string">
            <text:p text:style-name="P27">Assignment 5</text:p>
          </table:table-cell>
          <table:table-cell table:style-name="Table1.A2" office:value-type="string">
            <text:p text:style-name="P27">Apr 12</text:p>
          </table:table-cell>
          <table:table-cell table:style-name="Table1.A2" office:value-type="string">
            <text:p text:style-name="P27">Apr 8</text:p>
          </table:table-cell>
          <table:table-cell table:style-name="Table1.D2" office:value-type="string">
            <text:p text:style-name="P27">Statistics</text:p>
          </table:table-cell>
        </table:table-row>
        <table:table-row>
          <table:table-cell table:style-name="Table1.A2" office:value-type="string">
            <text:p text:style-name="P27">Assignment 6</text:p>
          </table:table-cell>
          <table:table-cell table:style-name="Table1.A2" office:value-type="string">
            <text:p text:style-name="P27">Apr 19</text:p>
          </table:table-cell>
          <table:table-cell table:style-name="Table1.A2" office:value-type="string">
            <text:p text:style-name="P27">Apr 22</text:p>
          </table:table-cell>
          <table:table-cell table:style-name="Table1.D2" office:value-type="string">
            <text:p text:style-name="P27">Harmonics</text:p>
          </table:table-cell>
        </table:table-row>
        <table:table-row>
          <table:table-cell table:style-name="Table1.A2" office:value-type="string">
            <text:p text:style-name="P27">Assignment 7</text:p>
          </table:table-cell>
          <table:table-cell table:style-name="Table1.A2" office:value-type="string">
            <text:p text:style-name="P27">May 3</text:p>
          </table:table-cell>
          <table:table-cell table:style-name="Table1.A2" office:value-type="string">
            <text:p text:style-name="P27">May 6</text:p>
          </table:table-cell>
          <table:table-cell table:style-name="Table1.D2" office:value-type="string">
            <text:p text:style-name="P27">Recursion</text:p>
          </table:table-cell>
        </table:table-row>
        <table:table-row>
          <table:table-cell table:style-name="Table1.A2" office:value-type="string">
            <text:p text:style-name="P27">Final test</text:p>
          </table:table-cell>
          <table:table-cell table:style-name="Table1.A2" office:value-type="string">
            <text:p text:style-name="P27">May 10: 10:00am-12:00</text:p>
          </table:table-cell>
          <table:table-cell table:style-name="Table1.A2" office:value-type="string">
            <text:p text:style-name="P27">May 13: 9:30am-11:20</text:p>
          </table:table-cell>
          <table:table-cell table:style-name="Table1.D2" office:value-type="string">
            <text:p text:style-name="P27">Math: 128 bits</text:p>
          </table:table-cell>
        </table:table-row>
      </table:table>
      <text:p text:style-name="P5"/>
      <text:p text:style-name="P5"/>
      <text:p text:style-name="P5">The week March 30 through April 6 is spring vacation week.</text:p>
      <text:p text:style-name="P5"/>
      <text:p text:style-name="P5">The Saturday class has April 5 as a vacation day.</text:p>
      <text:p text:style-name="P5"/>
      <text:p text:style-name="P5">Class website: <text:s/>http://hollilday.ecs.fullerton.edu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 style:next-style-name="Myportrait"/>
    <style:master-page style:name="Mylandscape" style:page-layout-name="Mpm2"/>
    <style:master-page style:name="Myportrait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4T18:39:52</meta:creation-date>
    <dc:date>2014-03-31T08:07:16</dc:date>
    <meta:editing-duration>PT3H1M35S</meta:editing-duration>
    <meta:editing-cycles>24</meta:editing-cycles>
    <meta:generator>LibreOffice/3.5$Linux_X86_64 LibreOffice_project/350m1$Build-2</meta:generator>
    <meta:print-date>2014-03-18T09:38:28</meta:print-date>
    <meta:document-statistic meta:table-count="1" meta:image-count="0" meta:object-count="0" meta:page-count="10" meta:paragraph-count="169" meta:word-count="2088" meta:character-count="12286" meta:non-whitespace-character-count="10214"/>
  </office:meta>
</office:document-meta>
</file>